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Condensed" style:font-family-generic="swiss" style:font-pitch="variable"/>
    <style:font-face style:name="FreeSans" svg:font-family="FreeSans" style:font-adornments="obyčejné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4.737cm" fo:margin-left="0.998cm" fo:margin-right="1.263cm" table:align="margins"/>
    </style:style>
    <style:style style:name="Table2.A" style:family="table-column">
      <style:table-column-properties style:column-width="2.963cm" style:rel-column-width="13177*"/>
    </style:style>
    <style:style style:name="Table2.B" style:family="table-column">
      <style:table-column-properties style:column-width="11.774cm" style:rel-column-width="52358*"/>
    </style:style>
    <style:style style:name="Table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background-color="#cccccc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Содержание_3a_Заголовок">
      <style:paragraph-properties fo:break-before="page"/>
    </style:style>
    <style:style style:name="P2" style:family="paragraph" style:parent-style-name="Содержание_3a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Содержание_3a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Заголовок1" style:list-style-name="">
      <style:paragraph-properties fo:text-align="start" style:justify-single-word="false">
        <style:tab-stops>
          <style:tab-stop style:position="0.801cm"/>
          <style:tab-stop style:position="1cm"/>
        </style:tab-stops>
      </style:paragraph-properties>
    </style:style>
    <style:style style:name="P5" style:family="paragraph" style:parent-style-name="Заголовок1">
      <style:paragraph-properties fo:break-before="page"/>
    </style:style>
    <style:style style:name="P6" style:family="paragraph" style:parent-style-name="Титульник_3a_Шапка" style:master-page-name="Титульник">
      <style:paragraph-properties style:page-number="auto"/>
    </style:style>
    <style:style style:name="P7" style:family="paragraph" style:parent-style-name="Текст" style:list-style-name="Список_20_ссылок"/>
    <style:style style:name="P8" style:family="paragraph" style:parent-style-name="Текст" style:list-style-name="Список_20_с_20_точками"/>
    <style:style style:name="P9" style:family="paragraph" style:parent-style-name="Текст" style:list-style-name="Список_20_с_20_точками">
      <style:text-properties fo:font-weight="normal" style:font-weight-asian="normal" style:font-weight-complex="normal"/>
    </style:style>
    <style:style style:name="P10" style:family="paragraph" style:parent-style-name="Текст" style:list-style-name="Список_20_ролей"/>
    <style:style style:name="P11" style:family="paragraph" style:parent-style-name="Заголовок2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weight-asian="normal" style:font-weight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variable-decls>
        <text:variable-decl office:value-type="string" text:name="НазваниеПроекта"/>
        <text:variable-decl office:value-type="string" text:name="ВерсияДокумента"/>
        <text:variable-decl office:value-type="string" text:name="Авторы"/>
        <text:variable-decl office:value-type="string" text:name="Факультет"/>
        <text:variable-decl office:value-type="string" text:name="Группа"/>
        <text:variable-decl office:value-type="string" text:name="НазваниеКурса"/>
        <text:variable-decl office:value-type="float" text:name="НазваниеДокумент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&lt;Название проекта&gt;" text:name="SUBJECT"/>
        <text:user-field-decl office:value-type="string" office:string-value="1" text:name="SEQ Таблица \* ARABIC"/>
      </text:user-field-decls>
      <text:p text:style-name="P6">Новосибирский Госу<text:span text:style-name="Default_20_Paragraph_20_Font">дарственн</text:span>ый Университет <text:line-break/>Физический Факультет</text:p>
      <text:p text:style-name="Титульник_3a_Заголовок">Тех<text:span text:style-name="Default_20_Paragraph_20_Font">ническое опис</text:span>ание проекта<text:line-break/>по курсу <text:variable-set text:name="НазваниеКурса" office:value-type="string">ООАД</text:variable-set></text:p>
      <text:p text:style-name="Титульник_3a_Заголовок"><text:variable-set text:name="НазваниеПроекта" office:value-type="string">WeboBots</text:variable-set></text:p>
      <text:p text:style-name="Титульник_3a_Заголовок">Студенты <text:variable-set text:name="Факультет" office:value-type="string">ФФ НГУ</text:variable-set><text:line-break/><text:variable-set text:name="Авторы" office:value-type="string">Новиков И.А., Парфиненко В.В.</text:variable-set></text:p>
      <text:p text:style-name="Титульник_3a_Заголовок">Группа <text:variable-set text:name="Группа" office:value-type="string">7305</text:variable-set></text:p>
      <text:p text:style-name="Титульник_3a_Подзаголовок">Версия <text:variable-set text:name="ВерсияДокумента" office:value-type="string">0.0.1</text:variable-set></text:p>
      <text:table-of-content text:style-name="Sect1" text:protected="true" text:name="Table of Contents1">
        <text:table-of-content-source text:outline-level="2">
          <text:index-title-template text:style-name="Содержание_3a_Заголовок">Содержание</text:index-title-template>
          <text:table-of-content-entry-template text:outline-level="1" text:style-name="Содержание_3a_1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Содержание_3a_2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">Содержание</text:p>
          </text:index-title>
          <text:p text:style-name="P2"><text:a xlink:type="simple" xlink:href="#1.Введение|outline" text:style-name="Internet_20_link" text:visited-style-name="Internet_20_link">1. Введение</text:a><text:tab/>3</text:p>
          <text:p text:style-name="P3"><text:a xlink:type="simple" xlink:href="#1.1.Цель|outline" text:style-name="Internet_20_link" text:visited-style-name="Internet_20_link">1.1. Цель</text:a><text:tab/>3</text:p>
          <text:p text:style-name="P3"><text:a xlink:type="simple" xlink:href="#1.2.Область действия|outline" text:style-name="Internet_20_link" text:visited-style-name="Internet_20_link">1.2. Область действия</text:a><text:tab/>3</text:p>
          <text:p text:style-name="P3"><text:a xlink:type="simple" xlink:href="#1.3.Определения и сокращения|outline" text:style-name="Internet_20_link" text:visited-style-name="Internet_20_link">1.3. Определения и сокращения</text:a><text:tab/>3</text:p>
          <text:p text:style-name="P3"><text:a xlink:type="simple" xlink:href="#1.4.Ссылки|outline" text:style-name="Internet_20_link" text:visited-style-name="Internet_20_link">1.4. Ссылки</text:a><text:tab/>3</text:p>
          <text:p text:style-name="P3"><text:a xlink:type="simple" xlink:href="#1.5.Краткое описание|outline" text:style-name="Internet_20_link" text:visited-style-name="Internet_20_link">1.5. Краткое описание</text:a><text:tab/>3</text:p>
          <text:p text:style-name="P2"><text:a xlink:type="simple" xlink:href="#2.Предметная область проекта|outline" text:style-name="Internet_20_link" text:visited-style-name="Internet_20_link">2. Предметная область проекта</text:a><text:tab/>4</text:p>
          <text:p text:style-name="P3"><text:a xlink:type="simple" xlink:href="#2.1.Существующие проблемы|outline" text:style-name="Internet_20_link" text:visited-style-name="Internet_20_link">2.1. Существующие проблемы</text:a><text:tab/>4</text:p>
          <text:p text:style-name="P3"><text:a xlink:type="simple" xlink:href="#2.2.Предполагаемое решение|outline" text:style-name="Internet_20_link" text:visited-style-name="Internet_20_link">2.2. Предполагаемое решение</text:a><text:tab/>5</text:p>
          <text:p text:style-name="P2"><text:a xlink:type="simple" xlink:href="#3.Требования к программному решению|outline" text:style-name="Internet_20_link" text:visited-style-name="Internet_20_link">3. Требования к программному решению</text:a><text:tab/>5</text:p>
          <text:p text:style-name="P3"><text:a xlink:type="simple" xlink:href="#3.1.Роли|outline" text:style-name="Internet_20_link" text:visited-style-name="Internet_20_link">3.1. Роли</text:a><text:tab/>5</text:p>
          <text:p text:style-name="P3"><text:a xlink:type="simple" xlink:href="#3.2.Функциональные требования для роли Администратор|outline" text:style-name="Internet_20_link" text:visited-style-name="Internet_20_link">3.2. Функциональные требования для роли Администратор</text:a><text:tab/>6</text:p>
          <text:p text:style-name="P3"><text:a xlink:type="simple" xlink:href="#3.3.Функциональные требования для роли Игрок|outline" text:style-name="Internet_20_link" text:visited-style-name="Internet_20_link">3.3. Функциональные требования для роли Игрок</text:a><text:tab/>6</text:p>
          <text:p text:style-name="P3"><text:a xlink:type="simple" xlink:href="#3.4.Нефункциональные требования|outline" text:style-name="Internet_20_link" text:visited-style-name="Internet_20_link">3.4. Нефункциональные требования</text:a><text:tab/>6</text:p>
          <text:p text:style-name="P2"><text:a xlink:type="simple" xlink:href="#4.Обзор архитектуры|outline" text:style-name="Internet_20_link" text:visited-style-name="Internet_20_link">4. Обзор архитектуры</text:a><text:tab/>6</text:p>
          <text:p text:style-name="P3"><text:a xlink:type="simple" xlink:href="#4.1.Компонентная модель системы|outline" text:style-name="Internet_20_link" text:visited-style-name="Internet_20_link">4.1. Компонентная модель системы</text:a><text:tab/>6</text:p>
          <text:p text:style-name="P3"><text:a xlink:type="simple" xlink:href="#4.2.Компоненты сторонних производителей|outline" text:style-name="Internet_20_link" text:visited-style-name="Internet_20_link">4.2. Компоненты сторонних производителей</text:a><text:tab/>6</text:p>
          <text:p text:style-name="P3"><text:a xlink:type="simple" xlink:href="#4.3.Схема развертывания приложения|outline" text:style-name="Internet_20_link" text:visited-style-name="Internet_20_link">4.3. Схема развертывания приложения</text:a><text:tab/>6</text:p>
          <text:p text:style-name="P2"><text:a xlink:type="simple" xlink:href="#5.Допущения и ограничения|outline" text:style-name="Internet_20_link" text:visited-style-name="Internet_20_link">5. Допущения и ограничения</text:a><text:tab/>6</text:p>
          <text:p text:style-name="P2"><text:a xlink:type="simple" xlink:href="#6.Известные проблемы|outline" text:style-name="Internet_20_link" text:visited-style-name="Internet_20_link">6. Известные проблемы</text:a><text:tab/>6</text:p>
          <text:p text:style-name="P3"><text:a xlink:type="simple" xlink:href="#6.1.Невысокая производительность приложения|outline" text:style-name="Internet_20_link" text:visited-style-name="Internet_20_link">6.1. Невысокая производительность приложения</text:a><text:tab/>6</text:p>
        </text:index-body>
      </text:table-of-content>
      <text:h text:style-name="P4" text:outline-level="1"/>
      <text:h text:style-name="P5" text:outline-level="1"><text:bookmark-start text:name="__RefNumPara__21553828"/>Введение<text:bookmark-end text:name="__RefNumPara__21553828"/></text:h>
      <text:h text:style-name="Заголовок2" text:outline-level="2">Цель</text:h>
      <text:p text:style-name="Текст">Данный документ представляет собой техническое описание проекта <text:variable-get text:name="НазваниеПроекта" office:value-type="string">WeboBots</text:variable-get><text:span text:style-name="T1"> </text:span>и содержит основные требования к разрабатываемой в рамках проекта программной системе и описание архитектуры программного решения.</text:p>
      <text:h text:style-name="Заголовок2" text:outline-level="2">Область действия</text:h>
      <text:p text:style-name="Текст"><text:span text:style-name="T4">Документ разработан в рамках проекта </text:span><text:span text:style-name="T4"><text:variable-get text:name="НазваниеПроекта" office:value-type="string">WeboBots</text:variable-get></text:span><text:span text:style-name="T4"> на основе стандартного шаблона </text:span><text:span text:style-name="T3">Inteks</text:span><text:span text:style-name="T1"> SEP,</text:span><text:span text:style-name="T4"> адаптированного для использования в OpenOffice.org, и предназначен для использования студентами </text:span><text:span text:style-name="T4"><text:variable-get text:name="Факультет" office:value-type="string">ФФ НГУ</text:variable-get></text:span><text:span text:style-name="T4"> и преподавателями курса </text:span><text:span text:style-name="T4"><text:variable-get text:name="НазваниеКурса" office:value-type="string">ООАД</text:variable-get></text:span><text:span text:style-name="T4">.</text:span></text:p>
      <text:h text:style-name="P11" text:outline-level="2">Определения и сокращения</text:h>
      <text:p text:style-name="Текст">Таблица <text:sequence text:ref-name="refTable0" text:name="Table" text:formula="ooow:Table+1" style:num-format="1">1</text:sequence>. Определения и сокращения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Табличный">Термин</text:p>
          </table:table-cell>
          <table:table-cell table:style-name="Table2.B1" office:value-type="string">
            <text:p text:style-name="Табличный">Описание</text:p>
          </table:table-cell>
        </table:table-row>
        <table:table-row>
          <table:table-cell table:style-name="Table2.A2" office:value-type="string">
            <text:p text:style-name="Табличный">«Прошивка»</text:p>
          </table:table-cell>
          <table:table-cell table:style-name="Table2.B2" office:value-type="string">
            <text:p text:style-name="Табличный">Программа на специальном языке программирования, управляющая виртуальным роботом</text:p>
          </table:table-cell>
        </table:table-row>
        <table:table-row>
          <table:table-cell table:style-name="Table2.A2" office:value-type="string">
            <text:p text:style-name="Табличный">Логин</text:p>
          </table:table-cell>
          <table:table-cell table:style-name="Table2.B2" office:value-type="string">
            <text:p text:style-name="Табличный">Имя учётной записи пользователя</text:p>
          </table:table-cell>
        </table:table-row>
      </table:table>
      <text:h text:style-name="Заголовок2" text:outline-level="2">Ссылки</text:h>
      <text:p text:style-name="Текст">В тексте содержатся ссылки на следующие документы:</text:p>
      <text:list xml:id="list1478256066" text:style-name="Список_20_ссылок">
        <text:list-item>
          <text:p text:style-name="P7"><text:a xlink:type="simple" xlink:href="http://ru.wikipedia.org/wiki/Игра_для_программистов">http://ru.wikipedia.org/wiki/Игра_для_программистов</text:a></text:p>
        </text:list-item>
      </text:list>
      <text:p text:style-name="Текст">Ссылки приводятся в виде [<text:span text:style-name="T2">N</text:span>], где <text:span text:style-name="T2">N</text:span> – номер документа в вышеприведенном списке.</text:p>
      <text:h text:style-name="Заголовок2" text:outline-level="2">Краткое описание</text:h>
      <text:p text:style-name="Текст">Содержание данного документа построено таким образом, чтобы дать ответ на следующие вопросы:</text:p>
      <text:list xml:id="list2024599230" text:style-name="Список_20_с_20_точками">
        <text:list-item>
          <text:p text:style-name="P8">Какие проблемы предметной области должен решать будущий программный продукт</text:p>
        </text:list-item>
        <text:list-item>
          <text:p text:style-name="P8"><text:soft-page-break/>Посредством какой функциональности системы будут достигнуто решение проблем предметной области</text:p>
        </text:list-item>
        <text:list-item>
          <text:p text:style-name="P8">Какова архитектура программного решения</text:p>
        </text:list-item>
      </text:list>
      <text:p text:style-name="Текст">Описание предметной области и проблем, для решения которых предназначен будущий программный продукт, приведены в разделе <text:a xlink:type="simple" xlink:href="#2.Предметная область проекта|outline">#2</text:a>. <text:s/>Раздел <text:a xlink:type="simple" xlink:href="#3.Требования к программному решению|outline">#3</text:a> содержит описание требований к программному решению, раздел <text:a xlink:type="simple" xlink:href="#4.Обзор архитектуры|outline">#4</text:a> – описание архитектуры выбранного решения.</text:p>
      <text:h text:style-name="Заголовок1" text:outline-level="1">Предметная область проекта</text:h>
      <text:p text:style-name="Текст"><text:variable-set text:name="НазваниеПроекта" office:value-type="string">WeboBots</text:variable-set> — это веб-приложение реализующее многопользовательскую онлайн‑игру для программистов: битвы программируемых роботов.</text:p>
      <text:p text:style-name="Текст">«Игра для программистов — компьютерная игра, в которой человек не участвует напрямую в игре. Вместо этого он пишет управляющую программу, сражающуюся с себе подобными программами» [<text:a xlink:type="simple" xlink:href="#1.3.Ссылки|outline">1</text:a>]. Такие игры могут быть полезны для изучающих программирование, и, кроме того, являются хорошей тренировкой и развлечением для опытных программистов. Игры для программистов существуют с 60-х годов, и некоторые их виды завоевали популярность среди программистов. В частности, битвы роботов довольно зрелищны, что и является причиной популярности игры «C Robots» и её клонов.</text:p>
      <text:p text:style-name="Текст">Игровой процесс в «C <text:span text:style-name="T2">Robots</text:span>» заключается в написании игроками программ на специальном C-подобном языке и последующем запуске их на исполнение на виртуальной машине, моделирующей сражение роботов вплоть до поражения одного из них.</text:p>
      <text:h text:style-name="Заголовок2" text:outline-level="2">Существующие проб<text:span text:style-name="Default_20_Paragraph_20_Font">лем</text:span>ы</text:h>
      <text:p text:style-name="Текст">Однако у игры «C <text:span text:style-name="T2">Robots</text:span>» был ряд некоторых недостатков:</text:p>
      <text:list xml:id="list1735584489" text:continue-numbering="true" text:style-name="Список_20_с_20_точками">
        <text:list-item>
          <text:p text:style-name="P8"><text:span text:style-name="Заголовок_20_элемента_20_списка"><text:span text:style-name="T7">Неудобство многопользовательской игры.</text:span></text:span><text:span text:style-name="Default_20_Paragraph_20_Font"><text:span text:style-name="T6"> Игрокам приходится вручную обмениваться программами и запускать моделирование битвы. Проблема может быть решена при наличии централизованной системы хранения программ с удобным пользовательским интерфейсом.</text:span></text:span></text:p>
        </text:list-item>
        <text:list-item>
          <text:p text:style-name="P9"><text:soft-page-break/><text:span text:style-name="Заголовок_20_элемента_20_списка">Нарушение приватности.</text:span> Игрокам приходится предоставлять противнику исходные коды своих программ, и они не могут сохранять свои идеи в тайне. Проблема может быть решена, если исходные коды обоих противников будут храниться в отдельном месте.</text:p>
        </text:list-item>
        <text:list-item>
          <text:p text:style-name="P9"><text:span text:style-name="Заголовок_20_элемента_20_списка">Отсутствие объективного и актуального рейтинга игроков.</text:span> Проблема может быть решена, если данные о всех поединках будут централизованно храниться и оперативно обрабатываться.</text:p>
        </text:list-item>
      </text:list>
      <text:h text:style-name="Заголовок2" text:outline-level="2">Предполагаемое решение</text:h>
      <text:p text:style-name="Текст">Таким образом, для решения поставленных проблем подходит формат веб-приложения. Взаимодействие пользователей с этим приложением будет выглядеть следующим образом.</text:p>
      <text:p text:style-name="Текст">Игрок регистрируется на сайте игры, после чего он получает возможность загружать различные «прошивки», тестировать их в тренировочных матчах и выставлять на официальные матчи.</text:p>
      <text:p text:style-name="Текст">Матчи проходят следующим образом. Игрок выбирает две «прошивки» (обе свои в случае тренировочного матча, либо одну из своих и одну из выставленных противником), затем на сервере происходит эмуляция матча, и игроку сообщается результат поединка, после чего он при желании может просмотреть анимированную запись матча прямо в браузере.</text:p>
      <text:p text:style-name="Текст">По результатам официального матча победитель получает некоторое количество очков. На основе суммы набранных очков формируются рейтинг игроков и рейтинг «прошивок» роботов.</text:p>
      <text:h text:style-name="Заголовок1" text:outline-level="1">Требования к программному решению</text:h>
      <text:p text:style-name="Текст">Данный раздел описывает требования к программной системе, разрабатываемой в рамках проекта <text:s/><text:span text:style-name="T1"><text:variable-get text:name="НазваниеПроекта" office:value-type="string">WeboBots</text:variable-get></text:span><text:span text:style-name="Body_20_Reference_20_Char">.</text:span></text:p>
      <text:h text:style-name="Заголовок2" text:outline-level="2">Актёры</text:h>
      <text:p text:style-name="Текст">Актёр — это что-то (например: другая система) или кто-то (например: человек) вне системы, которые взаимодействуют с ней. В предлагаемой к разработке системе <text:soft-page-break/>идентифицированы следующие актёры.</text:p>
      <text:list xml:id="list1650499016" text:style-name="Список_20_ролей">
        <text:list-item>
          <text:p text:style-name="P10">Зритель — имеет доступ к контенту только на чтение.</text:p>
        </text:list-item>
        <text:list-item>
          <text:p text:style-name="P10">Игрок <text:bookmark-start text:name="DDE_LINK"/>—<text:bookmark-end text:name="DDE_LINK"/> создает контент и взаимодействует с другими игроками, согласно игровому процессу.</text:p>
        </text:list-item>
        <text:list-item>
          <text:p text:style-name="P10">Администратор — обеспечивает порядок и регулирует игровой процесс.</text:p>
        </text:list-item>
      </text:list>
      <text:h text:style-name="Заголовок2" text:outline-level="2">Функциональные требования для актёра Зритель</text:h>
      <text:h text:style-name="Заголовок2" text:outline-level="2">Функциональные требования для актёра Игрок</text:h>
      <text:h text:style-name="Заголовок3" text:outline-level="3">Вход в систему</text:h>
      <text:list xml:id="list1463571860" text:continue-list="list1735584489" text:style-name="Список_20_с_20_точками">
        <text:list-item>
          <text:p text:style-name="P9"><text:span text:style-name="Заголовок_20_элемента_20_списка">Основная цель:</text:span> получение доступа к функционалу сайта.</text:p>
        </text:list-item>
        <text:list-item>
          <text:p text:style-name="P9"><text:span text:style-name="Заголовок_20_элемента_20_списка">Предусловие:</text:span> пользователь не авторизован.</text:p>
        </text:list-item>
        <text:list-item>
          <text:p text:style-name="P9"><text:span text:style-name="Заголовок_20_элемента_20_списка"><text:span text:style-name="Заголовок_20_элемента_20_списка"><text:span text:style-name="Заголовок_20_элемента_20_списка">Условие начала действия:</text:span></text:span></text:span><text:span text:style-name="Заголовок_20_элемента_20_списка"><text:span text:style-name="T5"> переход на страницу входа или перенаправление на неё при необходимости.</text:span></text:span></text:p>
        </text:list-item>
        <text:list-item>
          <text:p text:style-name="P9"><text:span text:style-name="Заголовок_20_элемента_20_списка">Точки расширения:</text:span><text:bookmark-start text:name="DDE_LINK1"/> <text:bookmark-end text:name="DDE_LINK1"/>со страницы входа имеется возможность перейти к регистрации нового пользователя.</text:p>
        </text:list-item>
        <text:list-item>
          <text:p text:style-name="P9"><text:span text:style-name="Заголовок_20_элемента_20_списка">Сценарий:</text:span></text:p>
          <text:list>
            <text:list-item>
              <text:p text:style-name="P9">Игрок вводит логин и пароль в веб-форму.</text:p>
            </text:list-item>
            <text:list-item>
              <text:p text:style-name="P9">Система проверяет соответствие пароля логину.</text:p>
              <text:list>
                <text:list-item>
                  <text:p text:style-name="P9">При соответствии Игрок получает доступ к функционалу сайта.</text:p>
                </text:list-item>
                <text:list-item>
                  <text:p text:style-name="P9">Иначе Игроку предлагается повторить попытку входа.</text:p>
                </text:list-item>
              </text:list>
            </text:list-item>
          </text:list>
        </text:list-item>
      </text:list>
      <text:h text:style-name="Заголовок2" text:outline-level="2">Функциональные требования для актёра Администратор</text:h>
      <text:h text:style-name="Заголовок2" text:outline-level="2">Нефункциональные требования</text:h>
      <text:h text:style-name="Заголовок1" text:outline-level="1">Обзор архитектуры</text:h>
      <text:h text:style-name="Заголовок2" text:outline-level="2">Компонентная модель системы</text:h>
      <text:h text:style-name="Заголовок2" text:outline-level="2"><text:soft-page-break/>Компоненты сторонних производителей</text:h>
      <text:h text:style-name="Заголовок2" text:outline-level="2">Схема развертывания приложения</text:h>
      <text:h text:style-name="Заголовок1" text:outline-level="1">Допущения и ограничения</text:h>
      <text:h text:style-name="Заголовок1" text:outline-level="1">Известные проблемы</text:h>
      <text:h text:style-name="Заголовок2" text:outline-level="2">Невысокая производительность приложения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Condensed" style:font-family-generic="swiss" style:font-pitch="variable"/>
    <style:font-face style:name="FreeSans" svg:font-family="FreeSans" style:font-adornments="obyčejné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Основной" style:family="paragraph" style:parent-style-name="Standard">
      <style:text-properties style:font-name="FreeSans"/>
    </style:style>
    <style:style style:name="Текст" style:family="paragraph" style:parent-style-name="Основной" style:master-page-name="">
      <style:paragraph-properties fo:margin-left="0cm" fo:margin-right="0cm" fo:margin-top="0.101cm" fo:margin-bottom="0.101cm" fo:line-height="125%" fo:text-align="justify" style:justify-single-word="false" fo:text-indent="1cm" style:auto-text-indent="false" style:page-number="auto"/>
    </style:style>
    <style:style style:name="Заголовок2" style:family="paragraph" style:parent-style-name="Основной" style:next-style-name="Текст" style:default-outline-level="2">
      <style:paragraph-properties fo:margin-left="1cm" fo:margin-right="1cm" fo:margin-top="0.199cm" fo:margin-bottom="0cm" fo:text-indent="0cm" style:auto-text-indent="false"/>
      <style:text-properties fo:font-size="16pt" fo:font-style="normal" style:text-underline-style="none" fo:font-weight="bold"/>
    </style:style>
    <style:style style:name="Заголовок1" style:family="paragraph" style:parent-style-name="Основной" style:next-style-name="Заголовок2" style:default-outline-level="1">
      <style:paragraph-properties fo:margin-left="1cm" fo:margin-right="1cm" fo:margin-top="0.3cm" fo:margin-bottom="0cm" fo:text-align="start" style:justify-single-word="false" fo:text-indent="0cm" style:auto-text-indent="false">
        <style:tab-stops>
          <style:tab-stop style:position="0.801cm"/>
          <style:tab-stop style:position="1cm"/>
        </style:tab-stops>
      </style:paragraph-properties>
      <style:text-properties fo:font-size="18pt" fo:font-weight="bold"/>
    </style:style>
    <style:style style:name="Титульник" style:family="paragraph" style:parent-style-name="Основной"/>
    <style:style style:name="Титульник_3a_Заголовок" style:display-name="Титульник:Заголовок" style:family="paragraph" style:parent-style-name="Титульник">
      <style:paragraph-properties fo:margin-top="0.3cm" fo:margin-bottom="0.3cm" fo:text-align="end" style:justify-single-word="false"/>
      <style:text-properties fo:font-size="22pt" fo:font-weight="bold"/>
    </style:style>
    <style:style style:name="Титульник_3a_Шапка" style:display-name="Титульник:Шапка" style:family="paragraph" style:parent-style-name="Титульник" style:next-style-name="Титульник_3a_Заголовок" style:master-page-name="">
      <style:paragraph-properties fo:margin-top="0cm" fo:margin-bottom="3cm" fo:line-height="100%" fo:text-align="center" style:justify-single-word="false" style:page-number="auto"/>
      <style:text-properties fo:font-size="14pt"/>
    </style:style>
    <style:style style:name="Титульник_3a_Подзаголовок" style:display-name="Титульник:Подзаголовок" style:family="paragraph" style:parent-style-name="Титульник">
      <style:paragraph-properties fo:text-align="end" style:justify-single-word="false"/>
      <style:text-properties fo:font-size="14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Шапка" style:family="paragraph" style:parent-style-name="Основной" style:master-page-name="">
      <style:paragraph-properties style:page-number="auto"/>
      <style:text-properties fo:font-size="10pt" fo:font-style="oblique"/>
    </style:style>
    <style:style style:name="ШапкаПравая" style:family="paragraph" style:parent-style-name="Шапка">
      <style:paragraph-properties fo:text-align="end" style:justify-single-word="false"/>
    </style:style>
    <style:style style:name="Contents_20_Heading" style:display-name="Contents Heading" style:family="paragraph" style:parent-style-name="Заголовок1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Футер" style:family="paragraph" style:parent-style-name="Основной">
      <style:paragraph-properties fo:text-align="center" style:justify-single-word="false"/>
      <style:text-properties fo:font-size="10pt"/>
    </style:style>
    <style:style style:name="Contents_20_1" style:display-name="Contents 1" style:family="paragraph" style:parent-style-name="Основной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Основной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Содержание_3a_1" style:display-name="Содержание:1" style:family="paragraph" style:parent-style-name="Содержание">
      <style:paragraph-properties fo:margin-left="0cm" fo:margin-right="0cm" fo:line-height="120%" fo:text-indent="0cm" style:auto-text-indent="false"/>
    </style:style>
    <style:style style:name="Содержание_3a_2" style:display-name="Содержание:2" style:family="paragraph" style:parent-style-name="Содержание" style:master-page-name="">
      <style:paragraph-properties fo:margin-left="0.499cm" fo:margin-right="0cm" fo:line-height="120%" fo:text-indent="0cm" style:auto-text-indent="false" style:page-number="auto"/>
    </style:style>
    <style:style style:name="Содержание" style:family="paragraph" style:parent-style-name="Основной">
      <style:paragraph-properties fo:margin-top="0cm" fo:margin-bottom="0cm" fo:line-height="120%">
        <style:tab-stops/>
      </style:paragraph-properties>
    </style:style>
    <style:style style:name="Заголовок3" style:family="paragraph" style:parent-style-name="Основной" style:next-style-name="Текст" style:default-outline-level="3" style:master-page-name="">
      <style:paragraph-properties fo:margin-left="1cm" fo:margin-right="1cm" fo:margin-top="0.15cm" fo:margin-bottom="0cm" fo:text-indent="0cm" style:auto-text-indent="false" style:page-number="auto">
        <style:tab-stops>
          <style:tab-stop style:position="1.499cm"/>
        </style:tab-stops>
      </style:paragraph-properties>
      <style:text-properties fo:font-size="14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Содержание_3a_Заголовок" style:display-name="Содержание:Заголовок" style:family="paragraph" style:parent-style-name="Содержание">
      <style:paragraph-properties fo:margin-left="1cm" fo:margin-right="1cm" fo:text-indent="0cm" style:auto-text-indent="false"/>
      <style:text-properties fo:font-size="18pt" fo:font-weight="bold"/>
    </style:style>
    <style:style style:name="Example" style:family="paragraph" style:parent-style-name="Text_20_body">
      <style:paragraph-properties fo:margin-left="3.27cm" fo:margin-right="0cm" fo:text-indent="-0.635cm" style:auto-text-indent="false">
        <style:tab-stops>
          <style:tab-stop style:position="0cm"/>
        </style:tab-stops>
      </style:paragraph-properties>
      <style:text-properties fo:color="#008000" style:font-name="Arial" style:font-name-asian="Arial" style:font-name-complex="Arial"/>
    </style:style>
    <style:style style:name="heading_20_1" style:display-name="heading 1" style:family="paragraph" style:parent-style-name="Standard" style:next-style-name="Text_20_body" style:default-outline-level="1" style:list-style-name="">
      <style:paragraph-properties fo:margin-top="0.212cm" fo:margin-bottom="0.106cm" fo:keep-with-next="always">
        <style:tab-stops>
          <style:tab-stop style:position="0cm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">
      <style:text-properties fo:font-size="12pt" style:font-size-asian="12pt" style:font-size-complex="12pt"/>
    </style:style>
    <style:style style:name="Comment" style:family="paragraph" style:parent-style-name="Text_20_body" style:next-style-name="Text_20_body">
      <style:paragraph-properties fo:margin-left="0.501cm" fo:margin-right="0cm" fo:text-indent="0cm" style:auto-text-indent="false"/>
      <style:text-properties fo:color="#0000ff" fo:font-style="italic" style:font-style-asian="italic" style:font-style-complex="italic"/>
    </style:style>
    <style:style style:name="Table_20_Caption" style:display-name="Table Caption" style:family="paragraph" style:parent-style-name="Text_20_body" style:next-style-name="Text_20_body">
      <style:paragraph-properties fo:margin-top="0cm" fo:margin-bottom="0cm" fo:text-align="start" style:justify-single-word="false" fo:keep-with-next="always"/>
      <style:text-properties fo:font-weight="bold" style:font-weight-asian="bold" style:font-weight-complex="bold"/>
    </style:style>
    <style:style style:name="Table_20_Text" style:display-name="Table Text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ичный" style:family="paragraph" style:parent-style-name="Текст" style:master-page-name="">
      <style:paragraph-properties fo:margin-left="0.101cm" fo:margin-right="0.101cm" fo:margin-top="0cm" fo:margin-bottom="0cm" fo:text-indent="0cm" style:auto-text-indent="false" style:page-number="aut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TF_5f_Num_20_8_20_1" style:display-name="RTF_Num 8 1" style:family="text"/>
    <style:style style:name="RTF_5f_Num_20_8_20_2" style:display-name="RTF_Num 8 2" style:family="text"/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6_20_1" style:display-name="RTF_Num 6 1" style:family="text">
      <style:text-properties style:font-name="Symbol" style:font-name-asian="Symbol" style:font-name-complex="Symbol"/>
    </style:style>
    <style:style style:name="RTF_5f_Num_20_6_20_2" style:display-name="RTF_Num 6 2" style:family="text">
      <style:text-properties style:font-name="Courier New" style:font-name-asian="Courier New" style:font-name-complex="Courier New"/>
    </style:style>
    <style:style style:name="RTF_5f_Num_20_6_20_3" style:display-name="RTF_Num 6 3" style:family="text">
      <style:text-properties style:font-name="Wingdings" style:font-name-asian="Wingdings" style:font-name-complex="Wingdings"/>
    </style:style>
    <style:style style:name="RTF_5f_Num_20_6_20_4" style:display-name="RTF_Num 6 4" style:family="text">
      <style:text-properties style:font-name="Symbol" style:font-name-asian="Symbol" style:font-name-complex="Symbol"/>
    </style:style>
    <style:style style:name="RTF_5f_Num_20_6_20_5" style:display-name="RTF_Num 6 5" style:family="text">
      <style:text-properties style:font-name="Courier New" style:font-name-asian="Courier New" style:font-name-complex="Courier New"/>
    </style:style>
    <style:style style:name="RTF_5f_Num_20_6_20_6" style:display-name="RTF_Num 6 6" style:family="text">
      <style:text-properties style:font-name="Wingdings" style:font-name-asian="Wingdings" style:font-name-complex="Wingdings"/>
    </style:style>
    <style:style style:name="RTF_5f_Num_20_6_20_7" style:display-name="RTF_Num 6 7" style:family="text">
      <style:text-properties style:font-name="Symbol" style:font-name-asian="Symbol" style:font-name-complex="Symbol"/>
    </style:style>
    <style:style style:name="RTF_5f_Num_20_6_20_8" style:display-name="RTF_Num 6 8" style:family="text">
      <style:text-properties style:font-name="Courier New" style:font-name-asian="Courier New" style:font-name-complex="Courier New"/>
    </style:style>
    <style:style style:name="RTF_5f_Num_20_6_20_9" style:display-name="RTF_Num 6 9" style:family="text">
      <style:text-properties style:font-name="Wingdings" style:font-name-asian="Wingdings" style:font-name-complex="Wingding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Body_20_Reference_20_Char" style:display-name="Body Reference Char" style:family="text" style:parent-style-name="Default_20_Paragraph_20_Font">
      <style:text-properties fo:language="ru" fo:country="RU" fo:font-style="italic" style:language-asian="en" style:country-asian="US" style:font-style-asian="italic" style:font-style-complex="italic"/>
    </style:style>
    <style:style style:name="RTF_5f_Num_20_9_20_1" style:display-name="RTF_Num 9 1" style:family="text"/>
    <style:style style:name="RTF_5f_Num_20_9_20_2" style:display-name="RTF_Num 9 2" style:family="text"/>
    <style:style style:name="RTF_5f_Num_20_9_20_3" style:display-name="RTF_Num 9 3" style:family="text"/>
    <style:style style:name="RTF_5f_Num_20_9_20_4" style:display-name="RTF_Num 9 4" style:family="text"/>
    <style:style style:name="RTF_5f_Num_20_9_20_5" style:display-name="RTF_Num 9 5" style:family="text"/>
    <style:style style:name="RTF_5f_Num_20_9_20_6" style:display-name="RTF_Num 9 6" style:family="text"/>
    <style:style style:name="RTF_5f_Num_20_9_20_7" style:display-name="RTF_Num 9 7" style:family="text"/>
    <style:style style:name="RTF_5f_Num_20_9_20_8" style:display-name="RTF_Num 9 8" style:family="text"/>
    <style:style style:name="RTF_5f_Num_20_9_20_9" style:display-name="RTF_Num 9 9" style:family="text"/>
    <style:style style:name="Заголовок_20_элемента_20_списка" style:display-name="Заголовок элемента списка" style:family="text" style:parent-style-name="Default_20_Paragraph_20_Font">
      <style:text-properties fo:font-weight="bold"/>
    </style:style>
    <style:style style:name="Untitled1" style:family="graphic">
      <style:graphic-properties fo:background-color="#ff3366" style:background-transparency="0%">
        <style:background-image/>
      </style:graphic-properties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Список_20_с_20_точками" style:display-name="Список с точками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DejaVu Sans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RTF_5f_Num_20_8" style:display-name="RTF_Num 8">
      <text:list-level-style-number text:level="1" text:style-name="RTF_5f_Num_20_8_20_1" style:num-suffix="]" style:num-format="1">
        <style:list-level-properties text:space-before="2.635cm" text:min-label-width="0.635cm"/>
      </text:list-level-style-number>
      <text:list-level-style-number text:level="2" text:style-name="RTF_5f_Num_20_8_20_2" style:num-suffix="." style:num-format="a" style:num-letter-sync="true">
        <style:list-level-properties text:space-before="2.905cm" text:min-label-width="0.635cm"/>
      </text:list-level-style-number>
      <text:list-level-style-number text:level="3" text:style-name="RTF_5f_Num_20_8_20_3" style:num-suffix="." style:num-format="i">
        <style:list-level-properties text:space-before="4.492cm" text:min-label-width="0.318cm" fo:text-align="end"/>
      </text:list-level-style-number>
      <text:list-level-style-number text:level="4" text:style-name="RTF_5f_Num_20_8_20_4" style:num-suffix="." style:num-format="1">
        <style:list-level-properties text:space-before="5.445cm" text:min-label-width="0.635cm"/>
      </text:list-level-style-number>
      <text:list-level-style-number text:level="5" text:style-name="RTF_5f_Num_20_8_20_5" style:num-suffix="." style:num-format="a" style:num-letter-sync="true">
        <style:list-level-properties text:space-before="6.715cm" text:min-label-width="0.635cm"/>
      </text:list-level-style-number>
      <text:list-level-style-number text:level="6" text:style-name="RTF_5f_Num_20_8_20_6" style:num-suffix="." style:num-format="i">
        <style:list-level-properties text:space-before="8.302cm" text:min-label-width="0.318cm" fo:text-align="end"/>
      </text:list-level-style-number>
      <text:list-level-style-number text:level="7" text:style-name="RTF_5f_Num_20_8_20_7" style:num-suffix="." style:num-format="1">
        <style:list-level-properties text:space-before="9.255cm" text:min-label-width="0.635cm"/>
      </text:list-level-style-number>
      <text:list-level-style-number text:level="8" text:style-name="RTF_5f_Num_20_8_20_8" style:num-suffix="." style:num-format="a" style:num-letter-sync="true">
        <style:list-level-properties text:space-before="10.525cm" text:min-label-width="0.635cm"/>
      </text:list-level-style-number>
      <text:list-level-style-number text:level="9" text:style-name="RTF_5f_Num_20_8_20_9" style:num-suffix="." style:num-format="i">
        <style:list-level-properties text:space-before="12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Список_20_ссылок" style:display-name="Список ссылок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6" style:display-name="RTF_Num 6">
      <text:list-level-style-bullet text:level="1" text:style-name="RTF_5f_Num_20_6_20_1" style:num-suffix="." text:bullet-char="">
        <style:list-level-properties text:space-before="1.771cm" text:min-label-width="0.63cm"/>
        <style:text-properties style:font-name="Symbol"/>
      </text:list-level-style-bullet>
      <text:list-level-style-bullet text:level="2" text:style-name="RTF_5f_Num_20_6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6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6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6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6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6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6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6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Список_20_ролей" style:display-name="Список ролей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9" style:display-name="RTF_Num 9">
      <text:list-level-style-number text:level="1" text:style-name="RTF_5f_Num_20_9_20_1" style:num-suffix="." style:num-format="1">
        <style:list-level-properties/>
      </text:list-level-style-number>
      <text:list-level-style-number text:level="2" text:style-name="RTF_5f_Num_20_9_20_2" style:num-format="1" text:display-levels="2">
        <style:list-level-properties/>
      </text:list-level-style-number>
      <text:list-level-style-number text:level="3" text:style-name="RTF_5f_Num_20_9_20_3" style:num-format="1" text:display-levels="3">
        <style:list-level-properties/>
      </text:list-level-style-number>
      <text:list-level-style-number text:level="4" text:style-name="RTF_5f_Num_20_9_20_4" style:num-format="1" text:display-levels="4">
        <style:list-level-properties/>
      </text:list-level-style-number>
      <text:list-level-style-number text:level="5" text:style-name="RTF_5f_Num_20_9_20_5" style:num-format="1" text:display-levels="5">
        <style:list-level-properties/>
      </text:list-level-style-number>
      <text:list-level-style-number text:level="6" text:style-name="RTF_5f_Num_20_9_20_6" style:num-format="1" text:display-levels="6">
        <style:list-level-properties/>
      </text:list-level-style-number>
      <text:list-level-style-number text:level="7" text:style-name="RTF_5f_Num_20_9_20_7" style:num-format="1" text:display-levels="7">
        <style:list-level-properties/>
      </text:list-level-style-number>
      <text:list-level-style-number text:level="8" text:style-name="RTF_5f_Num_20_9_20_8" style:num-format="1" text:display-levels="8">
        <style:list-level-properties/>
      </text:list-level-style-number>
      <text:list-level-style-number text:level="9" text:style-name="RTF_5f_Num_20_9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18cm" style:rel-column-width="16116*"/>
    </style:style>
    <style:style style:name="Table1.B" style:family="table-column">
      <style:table-column-properties style:column-width="12.818cm" style:rel-column-width="49419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none" fo:border-right="none" fo:border-top="none" fo:border-bottom="0.002cm solid #000000"/>
    </style:style>
    <style:page-layout style:name="Mpm1">
      <style:page-layout-properties fo:page-width="20.999cm" fo:page-height="29.699cm" style:num-format="1" style:print-orientation="portrait" fo:margin-top="1.543cm" fo:margin-bottom="1.98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882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106">
      <number:year number:style="long"/>
    </number:date-style>
  </office:automatic-styles>
  <office:master-styles>
    <style:master-page style:name="Standard" style:page-layout-name="Mpm1"/>
    <style:master-page style:name="Основной" style:page-layout-name="Mpm2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Шапка"><text:variable-get text:name="Факультет" office:value-type="string">ФФ НГУ</text:variable-get>, <text:date style:data-style-name="N106" text:date-value="2010-02-26T00:53:40" text:fixed="true">2010</text:date></text:p>
            </table:table-cell>
            <table:table-cell table:style-name="Table1.A1" office:value-type="string">
              <text:p text:style-name="ШапкаПравая"><text:variable-get text:name="НазваниеПроекта" office:value-type="string">WeboBots</text:variable-get>, Техническое описание проекта по курсу <text:variable-get text:name="НазваниеКурса" office:value-type="string">ООАД</text:variable-get></text:p>
            </table:table-cell>
          </table:table-row>
          <table:table-row>
            <table:table-cell table:style-name="Table1.A2" office:value-type="string">
              <text:p text:style-name="Шапка">Курс <text:variable-get text:name="НазваниеКурса" office:value-type="string">ООАД</text:variable-get></text:p>
            </table:table-cell>
            <table:table-cell table:style-name="Table1.A2" office:value-type="string">
              <text:p text:style-name="ШапкаПравая">Файл: <text:file-name text:display="name-and-extension">specification.odt</text:file-name><text:tab/>Версия: <text:variable-get text:name="ВерсияДокумента" office:value-type="string">0.0.1</text:variable-get><text:tab/>Дата: <text:date style:data-style-name="N36" text:date-value="2010-03-06T16:58:05.99">06.03.2010</text:date></text:p>
            </table:table-cell>
          </table:table-row>
        </table:table>
        <text:p text:style-name="Шапка"/>
      </style:header>
      <style:footer>
        <text:p text:style-name="Футер"><text:page-number text:select-page="current">7</text:page-number> / <text:page-count>7</text:page-count></text:p>
      </style:footer>
    </style:master-page>
    <style:master-page style:name="Титульник" style:page-layout-name="Mpm3" style:next-style-name="Основной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Иван Новиков</meta:initial-creator>
    <meta:creation-date>2010-02-14T17:09:49.64</meta:creation-date>
    <dc:date>2010-03-06T16:58:06</dc:date>
    <meta:editing-duration>PT12H52M56S</meta:editing-duration>
    <meta:editing-cycles>58</meta:editing-cycles>
    <meta:generator>OpenOffice.org/3.1$Linux OpenOffice.org_project/310m19$Build-9420</meta:generator>
    <dc:creator>Vladimir Parfinenko</dc:creator>
    <meta:document-statistic meta:table-count="2" meta:image-count="0" meta:object-count="0" meta:page-count="7" meta:paragraph-count="98" meta:word-count="851" meta:character-count="6368"/>
  </office:meta>
</office:document-meta>
</file>